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7.6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9" table:default-cell-style-name="ce3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102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R MOD DC/DC 0.59-5.5V @ 2A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5-1160-1-ND</text:p>
          </table:table-cell>
          <table:table-cell office:value-type="string" calcext:value-type="string">
            <text:p>GE Critical Power</text:p>
          </table:table-cell>
          <table:table-cell office:value-type="string" calcext:value-type="string">
            <text:p>APXS002A0X-SRZ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REG LDO 5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5.0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5.0/NOP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BRIDGE 2A 40V TO-269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41-1213-1-ND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CDBHD240-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Default"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15:15:49.929091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15:56:12.684446029</dc:date>
    <meta:generator>LibreOffice/5.0.1.2.0$Linux_X86_64 LibreOffice_project/00m0$Build-2</meta:generator>
    <meta:editing-duration>PT23H57M41S</meta:editing-duration>
    <meta:editing-cycles>22</meta:editing-cycles>
    <meta:document-statistic meta:table-count="1" meta:cell-count="128" meta:object-count="0"/>
  </office:meta>
</office:document-meta>
</file>